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, Arial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paragraph-rsid="001ef63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weight="bold" officeooo:paragraph-rsid="001ef637" style:font-weight-asian="bold" style:font-weight-complex="bold"/>
    </style:style>
    <style:style style:name="P3" style:family="paragraph" style:parent-style-name="Standard">
      <style:text-properties officeooo:paragraph-rsid="001ef637"/>
    </style:style>
    <style:style style:name="P4" style:family="paragraph" style:parent-style-name="Standard">
      <style:paragraph-properties fo:margin-top="0cm" fo:margin-bottom="0.499cm" loext:contextual-spacing="false"/>
      <style:text-properties officeooo:paragraph-rsid="001ef637"/>
    </style:style>
    <style:style style:name="P5" style:family="paragraph" style:parent-style-name="Text_20_body">
      <style:paragraph-properties fo:margin-top="0cm" fo:margin-bottom="0.499cm" loext:contextual-spacing="false"/>
      <style:text-properties fo:font-style="italic" fo:font-weight="bold" officeooo:paragraph-rsid="001ef637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margin-top="0cm" fo:margin-bottom="0.499cm" loext:contextual-spacing="false"/>
      <style:text-properties officeooo:paragraph-rsid="001ef637"/>
    </style:style>
    <style:style style:name="P7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1ef637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Arial" officeooo:paragraph-rsid="001ef637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weight="bold" officeooo:paragraph-rsid="001ef637" style:font-weight-asian="bold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ef637"/>
    </style:style>
    <style:style style:name="P11" style:family="paragraph" style:parent-style-name="Text_20_body">
      <style:text-properties fo:font-style="italic" fo:font-weight="bold" officeooo:paragraph-rsid="001ef63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weight="bold" officeooo:paragraph-rsid="001ef637" style:font-weight-asian="bold" style:font-weight-complex="bold"/>
    </style:style>
    <style:style style:name="P13" style:family="paragraph" style:parent-style-name="Text_20_body">
      <style:text-properties fo:language="en" fo:country="GB" fo:font-weight="bold" officeooo:paragraph-rsid="001ef637" style:font-weight-asian="bold" style:font-weight-complex="bold"/>
    </style:style>
    <style:style style:name="P14" style:family="paragraph" style:parent-style-name="Text_20_body">
      <style:text-properties fo:language="en" fo:country="GB" officeooo:paragraph-rsid="001ef637"/>
    </style:style>
    <style:style style:name="P15" style:family="paragraph" style:parent-style-name="Text_20_body">
      <style:text-properties officeooo:paragraph-rsid="001ef637"/>
    </style:style>
    <style:style style:name="P16" style:family="paragraph" style:parent-style-name="Text_20_body">
      <style:paragraph-properties style:border-line-width-bottom="0.002cm 0.035cm 0.002cm" fo:padding-left="0cm" fo:padding-right="0cm" fo:padding-top="0cm" fo:padding-bottom="0.071cm" fo:border-left="none" fo:border-right="none" fo:border-top="none" fo:border-bottom="1.11pt double #000000"/>
      <style:text-properties fo:font-style="italic" fo:font-weight="bold" officeooo:paragraph-rsid="001ef637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style:border-line-width-bottom="0.002cm 0.035cm 0.002cm" fo:padding-left="0cm" fo:padding-right="0cm" fo:padding-top="0cm" fo:padding-bottom="0.071cm" fo:border-left="none" fo:border-right="none" fo:border-top="none" fo:border-bottom="1.11pt double #000000"/>
      <style:text-properties officeooo:paragraph-rsid="001ef637"/>
    </style:style>
    <style:style style:name="P18" style:family="paragraph" style:parent-style-name="Text_20_body">
      <style:paragraph-properties fo:break-before="page"/>
      <style:text-properties fo:font-style="italic" fo:font-weight="bold" officeooo:paragraph-rsid="001ef637" style:font-style-asian="italic" style:font-weight-asian="bold" style:font-style-complex="italic" style:font-weight-complex="bold"/>
    </style:style>
    <style:style style:name="P19" style:family="paragraph" style:parent-style-name="Preformatted_20_Text">
      <style:text-properties style:font-name="Arial" officeooo:paragraph-rsid="001ef637"/>
    </style:style>
    <style:style style:name="P20" style:family="paragraph" style:parent-style-name="Preformatted_20_Text">
      <style:text-properties officeooo:paragraph-rsid="001ef637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ef637" officeooo:paragraph-rsid="001ef637" style:font-weight-asian="bold" style:font-weight-complex="bold"/>
    </style:style>
    <style:style style:name="P22" style:family="paragraph" style:parent-style-name="Standard">
      <style:text-properties fo:font-weight="bold" officeooo:rsid="001ef637" officeooo:paragraph-rsid="001ef637" style:font-weight-asian="bold" style:font-weight-complex="bold"/>
    </style:style>
    <style:style style:name="P23" style:family="paragraph" style:parent-style-name="Text_20_body" style:list-style-name="L1">
      <style:text-properties officeooo:paragraph-rsid="001ef6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language="en" fo:country="GB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GB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ackup lógico e físico do postgresql</text:p>
      <text:p text:style-name="P22"/>
      <text:p text:style-name="P3"><text:span text:style-name="T1">Backup Lógico e restauração de bancos de dados<text:line-break/><text:line-break/>pg_dump</text:span> – faz o backup de um banco de dados do PostgreSQL em um arquivo de script (texto puro) ou de outro tipo (tar ou outro).</text:p>
      <text:p text:style-name="P3"/>
      <text:p text:style-name="P1">pg_dump opções banco</text:p>
      <text:p text:style-name="P3"/>
      <text:p text:style-name="P3">São feitas cópias de segurança consistentes, mesmo que o banco de dados esteja sendo utilizado ao mesmo tempo. O pg_dump não bloqueia os outros usuários que estão acessando o banco de dados (leitura ou escrita).</text:p>
      <text:p text:style-name="P3"/>
      <text:p text:style-name="P3">As cópias de segurança podem ser feitas no formato de <text:span text:style-name="T3">script (p)</text:span>, <text:span text:style-name="T4">custom</text:span><text:span text:style-name="T3">izado (c)</text:span> ou <text:span text:style-name="T3">tar (t)</text:span>. <text:s/></text:p>
      <text:p text:style-name="P3">O formato personalizado, por padrão é compactado.</text:p>
      <text:p text:style-name="P3">Para restaurar a partir de scripts em texto devemos usar o comando psql.</text:p>
      <text:p text:style-name="P3">Para restaurar scripts feitos com formato personalizado (-Fc) e tar (-Ft) devemos usar o pg_restore.</text:p>
      <text:p text:style-name="P3">Por default customizado é compactado.</text:p>
      <text:p text:style-name="P3"/>
      <text:p text:style-name="P2">Algumas Opções</text:p>
      <text:p text:style-name="P3"/>
      <text:p text:style-name="P3">-a (backup somente dos dados)</text:p>
      <text:p text:style-name="P3"/>
      <text:p text:style-name="P3">-b (incluir objetos grandes no backup)</text:p>
      <text:p text:style-name="P3"/>
      <text:p text:style-name="P3">-c (incluir comandos para remover – DROP, os objetos do banco antes de criá-lo)</text:p>
      <text:p text:style-name="P3"/>
      <text:p text:style-name="P3">-C (criar o banco e conectar ao mesmo)</text:p>
      <text:p text:style-name="P3"/>
      <text:p text:style-name="P3">-d (salvar os registros usando o comando INSERT ao invés do COPY). Reduz o desempenho. Somente se necessário (migração de SGBDs por exemplo).</text:p>
      <text:p text:style-name="P3"/>
      <text:p text:style-name="P3">-D (salvar os registros usando o comando INSERT ao invés do COPY explicitando os nomes das colunas).</text:p>
      <text:p text:style-name="P3"/>
      <text:p text:style-name="P3">-E codificação (passar uma codificação no backup)</text:p>
      <text:p text:style-name="P3"/>
      <text:p text:style-name="P3">-f arquivo (gerar backup para um arquivo)</text:p>
      <text:p text:style-name="P3"/>
      <text:p text:style-name="P3">-F formato (formato de saída. p – para texto plano, que é o padrão, c – para custom e t – para tar)</text:p>
      <text:p text:style-name="P3"/>
      <text:p text:style-name="P3">-i (ignorar a diferença de versão entre o pg_dump e o servidor)</text:p>
      <text:p text:style-name="P3"/>
      <text:p text:style-name="P3">-n esquema (backup apenas do esquema citado)</text:p>
      <text:p text:style-name="P3"/>
      <text:p text:style-name="P3">-N esquema (no backup NÃO incluir o esquema citado)</text:p>
      <text:p text:style-name="P3"/>
      <text:p text:style-name="P3">-s (backup somente a estrutura do banco, sem os dados)</text:p>
      <text:p text:style-name="P3"/>
      <text:p text:style-name="P3">-t tabela (salvar somente a tabela, sequência ou visão citada)</text:p>
      <text:p text:style-name="P3"/>
      <text:p text:style-name="P3">-T tabela (NÃO realizar o backup da referida tabela)</text:p>
      <text:p text:style-name="P3"><text:soft-page-break/>--disable-triggers (aplica-se somente quando salvando só os dados. Para desativar as triggers enquanto os dados são carregados).</text:p>
      <text:p text:style-name="P3"/>
      <text:p text:style-name="P3">-h host (host ou IP)</text:p>
      <text:p text:style-name="P3"/>
      <text:p text:style-name="P3">-p porta (porta)</text:p>
      <text:p text:style-name="P3"/>
      <text:p text:style-name="P3">-U usuário (usuário)</text:p>
      <text:p text:style-name="P3"/>
      <text:p text:style-name="P3">-W (forçar solicitação de senha)</text:p>
      <text:p text:style-name="P3"/>
      <text:p text:style-name="P3">Mais detalhes em: </text:p>
      <text:p text:style-name="P3"><text:a xlink:type="simple" xlink:href="http://pgdocptbr.sourceforge.net/pg82/app-pgdump.html" text:style-name="Internet_20_link" text:visited-style-name="Visited_20_Internet_20_Link"><text:span text:style-name="Internet_20_link">http://pgdocptbr.sourceforge.net/pg82/app-pgdump.html</text:span></text:a> </text:p>
      <text:p text:style-name="P3"/>
      <text:p text:style-name="P2">Observações</text:p>
      <text:p text:style-name="P3"/>
      <text:p text:style-name="P15">Se o agrupamento de bancos de dados tiver alguma adição local ao banco de dados template1, deve-se ter o cuidado de restaurar a saída do pg_dump em um banco de dados totalmente vazio; senão, poderão acontecer erros devido a definições duplicadas dos objetos adicionados. Para criar um banco de dados vazio, sem nenhuma adição local, deve-se fazê-lo a partir de template0, e não de template1 como, por exemplo:</text:p>
      <text:p text:style-name="P7">CREATE DATABASE banco WITH TEMPLATE template0;</text:p>
      <text:p text:style-name="P3">O backup no formato tar tem limitação para cada tabela, que devem ter no máximo 8GB no formato texto puro. O total dos objetos não tem limite de tamanho mas seus objetos sim.</text:p>
      <text:p text:style-name="P3"/>
      <text:p text:style-name="P3">É aconselhável executar o ANALYZE após restaurar de uma cópia de segurança para garantir um bom desempenho.</text:p>
      <text:p text:style-name="P3"/>
      <text:p text:style-name="P3">O pg_dump também pode ler bancos de dados de um PostgreSQL mais antigo, entretanto geralmente não consegue ler bancos de dados de um PostgreSQL mais recente.</text:p>
      <text:p text:style-name="P3"/>
      <text:p text:style-name="P2"><text:line-break/>Exemplos</text:p>
      <text:p text:style-name="P3"/>
      <text:p text:style-name="P15"><text:span text:style-name="T5">Para salvar o banco de dados chamado meu_bd em um arquivo de script </text:span><text:span text:style-name="ACRONYM"><text:span text:style-name="T5">SQL</text:span></text:span><text:span text:style-name="T5">:</text:span></text:p>
      <text:p text:style-name="P10"><text:span text:style-name="User_20_Entry">pg_dump -U postgres meu_bd &gt; bd.sql</text:span></text:p>
      <text:p text:style-name="P11">Para restaurar este script no banco de dados (recém criado) chamado novo_bd:</text:p>
      <text:p text:style-name="P10">dropdb novo_bd<text:line-break/>createdb novo_bd<text:span text:style-name="User_20_Entry"><text:line-break/>psql -U postgres -d novo_bd -f bd.sql</text:span></text:p>
      <text:p text:style-name="P11"/>
      <text:p text:style-name="P11">Para efetuar backup do banco de dados no script com formato customizado:</text:p>
      <text:p text:style-name="P10"><text:span text:style-name="User_20_Entry">pg_dump -U postgres -Fc meu_bd &gt; bd.dump</text:span></text:p>
      <text:p text:style-name="P11"/>
      <text:p text:style-name="P18">Para recarregar esta cópia de segurança no banco de dados (recém criado) chamado novo_bd:</text:p>
      <text:p text:style-name="P10"><text:span text:style-name="User_20_Entry">pg_restore -U postgres -d novo_bd bd.dump</text:span></text:p>
      <text:p text:style-name="P11">Para salvar uma única tabela chamada minha_tabela:</text:p>
      <text:p text:style-name="P10"><text:span text:style-name="User_20_Entry">pg_dump -U postgres -t minha_tabela meu_bd &gt; bd.sql</text:span></text:p>
      <text:p text:style-name="P11">Para salvar todas as tabelas cujos nomes começam por emp no esquema detroit, exceto a tabela chamada empregado_log:</text:p>
      <text:p text:style-name="P10"><text:span text:style-name="User_20_Entry">pg_dump -U postgres -t 'detroit.emp*' -T detroit.empregado_log meu_bd &gt; bd.sql</text:span></text:p>
      <text:p text:style-name="P11">Para salvar todos os esquemas cujos nomes começam por leste ou oeste e terminam por gsm, excluindo todos os esquemas cujos nomes contenham a palavra teste:</text:p>
      <text:p text:style-name="P10"><text:span text:style-name="User_20_Entry">pg_dump -U postgres -n 'leste*gsm' -n 'oeste*gsm' -N '*teste*' meu_bd &gt; bd.sql</text:span></text:p>
      <text:p text:style-name="P11">A mesma coisa utilizando a notação de expressão regular para unificar as chaves:</text:p>
      <text:p text:style-name="P10"><text:span text:style-name="User_20_Entry">pg_dump -U postgres -n '(leste|oeste)*gsm' -N '*teste*' meu_bd &gt; bd.sql</text:span></text:p>
      <text:p text:style-name="P11">Para salvar todos os objetos do banco de dados, exceto as tabelas cujos nomes começam por ts_:</text:p>
      <text:p text:style-name="P10"><text:span text:style-name="User_20_Entry">pg_dump -U postgres </text:span><text:span text:style-name="User_20_Entry"><text:span text:style-name="T1">-</text:span></text:span><text:span text:style-name="User_20_Entry">T 'ts_*' meu_bd &gt; bd.sql</text:span></text:p>
      <text:p text:style-name="P15">Backup dos usuários e grupos e depois de todos os bancos:</text:p>
      <text:p text:style-name="P19">pg_dumpall -g</text:p>
      <text:p text:style-name="P8">pg_dump -Fc para cada banco</text:p>
      <text:p text:style-name="P10"><text:a xlink:type="simple" xlink:href="http://www.pgadmin.org/docs/1.6/backup.html" text:style-name="Internet_20_link" text:visited-style-name="Visited_20_Internet_20_Link"><text:span text:style-name="Internet_20_link"><text:span text:style-name="T6">http://www.pgadmin.org/docs/1.6/backup.html</text:span></text:span></text:a></text:p>
      <text:p text:style-name="P20"><text:span text:style-name="T8"><text:line-break/></text:span><text:span text:style-name="T1">pg_dumpall </text:span></text:p>
      <text:p text:style-name="P3"/>
      <text:p text:style-name="P3">Salva todos os bancos de um agrupamento de bancos de dados do PostgreSQL em um único arquivo de script.</text:p>
      <text:p text:style-name="P3"/>
      <text:p text:style-name="P11">pg_dumpall opções </text:p>
      <text:p text:style-name="P15">O pg_dumpall também salva os objetos globais, comuns a todos os bancos de dados (O pg_dump não salva estes objetos). Atualmente são incluídas informações sobre os usuários do banco de dados e grupos, e permissões de acesso aplicadas aos bancos de dados como um todo.</text:p>
      <text:p text:style-name="P15">Necessário conectar como um superusuário para poder gerar uma cópia de segurança completa. Também serão necessários privilégios de superusuário para executar o <text:span text:style-name="T3">script</text:span> produzido, para poder adicionar usuários e grupos, e para poder criar os bancos de dados.</text:p>
      <text:p text:style-name="P15">O pg_dumpall precisa conectar várias vezes ao servidor PostgreSQL (uma vez para cada banco de dados). Se for utilizada autenticação por senha, provavelmente será solicitada a senha cada uma destas vezes. Neste caso é conveniente existir o arquivo <text:span text:style-name="Teletype">~/.pgpass ou pgpass.conf (Windows)</text:span>.</text:p>
      <text:p text:style-name="P15"/>
      <text:p text:style-name="P12"><text:soft-page-break/>Algumas Opções</text:p>
      <text:p text:style-name="P15">-a (realizar backup somente dos dados)</text:p>
      <text:p text:style-name="P15">-c (insere comandos para remover os bancos de dados – DROP antes dos comandos para criá-los)</text:p>
      <text:p text:style-name="P15">-d (realiza o backup inserindo comandos INSERT ao invés do COPY). Fica lenta.</text:p>
      <text:p text:style-name="P15">-D (backup usando INSERT ao invés de COPY e explicitando os nomes de campos)</text:p>
      <text:p text:style-name="P15">-g (salva somente os objetos globais do SGBD, ou seja, usuários e grupos)</text:p>
      <text:p text:style-name="P15">e várias outras semelhante ao comando pg_dump.</text:p>
      <text:p text:style-name="P15">Mais opções em: <text:a xlink:type="simple" xlink:href="http://pgdocptbr.sourceforge.net/pg82/app-pg-dumpall.html" text:style-name="Internet_20_link" text:visited-style-name="Visited_20_Internet_20_Link"><text:span text:style-name="Internet_20_link">http://pgdocptbr.sourceforge.net/pg82/app-pg-dumpall.html</text:span></text:a> </text:p>
      <text:p text:style-name="P15"/>
      <text:p text:style-name="P12">Exemplos</text:p>
      <text:p text:style-name="P15">pg_dumpall -U postgres &gt; todos.sql</text:p>
      <text:p text:style-name="P15"/>
      <text:p text:style-name="P15">Restaurando:</text:p>
      <text:p text:style-name="P15">psql -U postgres -f todos.sql banco </text:p>
      <text:p text:style-name="P15">Aqui o <text:s/>banco pode ser qualquer um, pois o script gerado pelo pg_dumpall contém os comandos para a criação dos bancos e conexão aos mesmos, de acordo com o original.</text:p>
      <text:p text:style-name="P15"/>
      <text:p text:style-name="P13">Backup Full Compactado (Linux) </text:p>
      <text:p text:style-name="P14">pg_dumpall -U postgres | gzip &gt; full.gz </text:p>
      <text:p text:style-name="P14">cat full.gz | gunzip | psql template1 </text:p>
      <text:p text:style-name="P14"/>
      <text:p text:style-name="P12"><text:line-break/>Descompactar e fazer o restore em um só comando: </text:p>
      <text:p text:style-name="P14">gunzip -c backup.tar.gz | pg_restore -d banco </text:p>
      <text:p text:style-name="P15">ou </text:p>
      <text:p text:style-name="P15">cat backup.tar.gz | gunzip | pg_restore -d banco </text:p>
      <text:p text:style-name="P15">(o cat envia um stream do arquivo para o gunzip que passa para o pg_restore) </text:p>
      <text:p text:style-name="P15"/>
      <text:p text:style-name="P15">Backup remoto de um banco: </text:p>
      <text:p text:style-name="P15">pg_dump -h hostremoto -d nomebanco | psql -h hostlocal -d banco </text:p>
      <text:p text:style-name="P15"/>
      <text:p text:style-name="P12"><text:soft-page-break/>Backup em multivolumes (volumes de 200MB): </text:p>
      <text:p text:style-name="P15">pg_dump nomebanco | split -m 200 nomearquivo </text:p>
      <text:p text:style-name="P15">m para 1Mega, k para 1K, b para 512bytes </text:p>
      <text:p text:style-name="P15"/>
      <text:p text:style-name="P12">Importando backup de versão anterior do PostgreSQL </text:p>
      <text:p text:style-name="P15">Instala-se a nova versão com porta diferente (ex.: 5433) e conectar ambos </text:p>
      <text:p text:style-name="P14">pg_dumpall -p 5432 | psql -d template1 -p 5433 </text:p>
      <text:p text:style-name="P14"/>
      <text:p text:style-name="P13">No Windows </text:p>
      <text:p text:style-name="P14">pg_dump -f D:\MYDB_BCP -Fc -x -h localhost -U postgres MYDB </text:p>
      <text:p text:style-name="P14"/>
      <text:p text:style-name="P15">================ SCRIPT BAT ================= </text:p>
      <text:p text:style-name="P15">@echo off </text:p>
      <text:p text:style-name="P15">rem (Nome do Usuário do banco para realizar o backup) </text:p>
      <text:p text:style-name="P15">SET PGUSER=postgres </text:p>
      <text:p text:style-name="P15">rem (Senha do usuário acima) </text:p>
      <text:p text:style-name="P15">SET PGPASSWORD=1234 </text:p>
      <text:p text:style-name="P15">rem (Indo para a raiz do disco) </text:p>
      <text:p text:style-name="P15">C: </text:p>
      <text:p text:style-name="P15">rem (Selecionando a pasta onde será realizada o backup) </text:p>
      <text:p text:style-name="P15">chdir C:\Sistemas\backup_postgresql </text:p>
      <text:p text:style-name="P15">rem (banco.sql é o nome que definir para o meu backup </text:p>
      <text:p text:style-name="P15">rem (Deletando o backup existente, só por precaução) </text:p>
      <text:p text:style-name="P15">del banco.sql </text:p>
      <text:p text:style-name="P15">echo "Aguarde, realizando o backup do Banco de Dados" </text:p>
      <text:p text:style-name="P15">pg_dump -i -U postgres -b -o -f "C:\Sistemas\backup_postgresql\banco%Date%.sql" banco</text:p>
      <text:p text:style-name="P15">rem (sair da tela depois do backup) </text:p>
      <text:p text:style-name="P15">exit </text:p>
      <text:p text:style-name="P15"/>
      <text:p text:style-name="P15">Por default o psql continua caso encontre um erro, mas podemos configurá-lo para parar caso encontre um: </text:p>
      <text:p text:style-name="P14"><text:soft-page-break/>\set ON_ERROR_STOP </text:p>
      <text:p text:style-name="P14"/>
      <text:p text:style-name="P14">Script de Backup no Windows </text:p>
      <text:p text:style-name="P14">========backup.bat=Formato: banco_dd-mm-aaaa_hh-mm=====</text:p>
      <text:p text:style-name="P14">for /f "tokens=1,2,3,4 delims=/ " %%a in ('DATE /T') do set Data=%%b-%%c-%%d </text:p>
      <text:p text:style-name="P14">for /f "tokens=1 delims=: " %%h in ('time /T') do set hour=%%h </text:p>
      <text:p text:style-name="P14">for /f "tokens=2 delims=: " %%m in ('time /T') do set minutes=%%m </text:p>
      <text:p text:style-name="P14">for /f "tokens=3 delims=: " %%a in ('time /T') do set ampm=%%a </text:p>
      <text:p text:style-name="P14">set Hora=%hour%-%minutes%-%ampm% </text:p>
      <text:p text:style-name="P17"/>
      <text:p text:style-name="P17">pg_dump -U postgres controle_estoque -p 5222 -f "controle_estoque_%Data%_%Hora%.sql"</text:p>
      <text:p text:style-name="P17"><text:span text:style-name="T1">pg_restore</text:span> - restaura um banco de dados do PostgreSQL a partir de um arquivo criado pelo pg_dump no formato custom (-Fc) ou tar (-Ft)</text:p>
      <text:p text:style-name="P16"/>
      <text:p text:style-name="P16"/>
      <text:p text:style-name="P16">Importante: <text:span text:style-name="T9">no Windows o pg_dumpall pedirá a senha para cada banco existente.</text:span></text:p>
      <text:p text:style-name="P3">No pgpass.conf colocar * no campo bancodedados ou então faça uma cópia da linha para todos os bancos, inclusive tempalte0, template1 e postgres.</text:p>
      <text:p text:style-name="P3">Ou não use pg_dumpall mas pg_dump apenas para os bancos desejados.</text:p>
      <text:p text:style-name="P3"/>
      <text:p text:style-name="P3">Na lista pgsql-general - <text:a xlink:type="simple" xlink:href="http://archives.postgresql.org/pgsql-general/2005-06/msg01279.php" text:style-name="Internet_20_link" text:visited-style-name="Visited_20_Internet_20_Link">http://archives.postgresql.org/pgsql-general/2005-06/msg01279.php</text:a> </text:p>
      <text:p text:style-name="P2"/>
      <text:p text:style-name="P2">pg_restore</text:p>
      <text:p text:style-name="P3"/>
      <text:p text:style-name="P3">Objetivo - reconstruir o banco de dados no estado em que este se encontrava quando foi feito o backup. Para garantir a integridade dos dados, o banco a ser restaurado deve estar limpo, um banco criado recentemente e sem nenhum objeto ou registro.<text:line-break/></text:p>
      <text:p text:style-name="P3">-a (restaura somente os dados)</text:p>
      <text:p text:style-name="P15">-c (exclui os objetos dos bancos antes de criar para restaurar)</text:p>
      <text:p text:style-name="P15">-C (cria o banco antes de rstaurar)</text:p>
      <text:p text:style-name="P15">-d banco (restaura dirtamente neste banco indicado). Caso esta opção não seja explicitada, a restauração será para o banco original do backup.</text:p>
      <text:p text:style-name="P15">-e (encerra caso encontre erro. <text:s/>exit_on_error)</text:p>
      <text:p text:style-name="P15">-f arquivo (rstaura deste arquivo)</text:p>
      <text:p text:style-name="P15">-i (ignorar diferença de versões entre o pg_restore e o servidor)</text:p>
      <text:p text:style-name="P15">-L lista (restaura somente os objetos presentes no arquivo lista e na ordem)</text:p>
      <text:p text:style-name="P15"><text:soft-page-break/>-n esquema (restaura somente o esquema especificado)</text:p>
      <text:p text:style-name="P15">-P função (restaura somente esta função)</text:p>
      <text:p text:style-name="P15">-s (restaura somente o esquema do banco, não os dados)</text:p>
      <text:p text:style-name="P15">-t tabela (restaura somente a definição e/ou dados da tabela)</text:p>
      <text:p text:style-name="P15">-T gatilho (restaura somente este gatilho)</text:p>
      <text:p text:style-name="P15">-W (força a solicitação da senha)</text:p>
      <text:p text:style-name="P15">-1 (a restauração ocorre em uma única transação. Tudo ocorrerá bem ou nada será salvo)</text:p>
      <text:p text:style-name="P15">-h host</text:p>
      <text:p text:style-name="P15">-p porta</text:p>
      <text:p text:style-name="P15">-U usuário</text:p>
      <text:p text:style-name="P15"/>
      <text:p text:style-name="P15">Mais opções em: <text:a xlink:type="simple" xlink:href="http://pgdocptbr.sourceforge.net/pg82/app-pgrestore.html" text:style-name="Internet_20_link" text:visited-style-name="Visited_20_Internet_20_Link"><text:span text:style-name="Internet_20_link">http://pgdocptbr.sourceforge.net/pg82/app-pgrestore.html</text:span></text:a> </text:p>
      <text:p text:style-name="P15"/>
      <text:p text:style-name="P15">Para criar um banco de dados vazio, sem nenhuma adição local, deve-se fazê-lo partir de template0, e não de template1 como, por exemplo:</text:p>
      <text:p text:style-name="P7">CREATE DATABASE banco WITH TEMPLATE template0;</text:p>
      <text:p text:style-name="P6">Uma vez restaurado, é aconselhável executar o comando ANALYZE em todas as tabelas restauradas para que o otimizador possua estatísticas úteis.</text:p>
      <text:p text:style-name="P15"><text:bookmark text:name="APP-PGRESTORE-EXAMPLES"/></text:p>
      <text:p text:style-name="P9">Exemplos</text:p>
      <text:p text:style-name="P2"/>
      <text:p text:style-name="P5">Banco de dados meu_bd em um arquivo de cópia de segurança no formato personalizado:</text:p>
      <text:p text:style-name="P10"><text:span text:style-name="User_20_Entry">pg_dump -U postgres -Fc meu_bd &gt; db.dump</text:span></text:p>
      <text:p text:style-name="P11">Para remover o banco de dados e recriá-lo a partir da cópia de segurança:</text:p>
      <text:p text:style-name="P20"><text:span text:style-name="User_20_Entry">dropdb -U postgres meu_bd</text:span></text:p>
      <text:p text:style-name="P10"><text:span text:style-name="User_20_Entry">pg_restore -U postgres -C -d postgres db.dump</text:span></text:p>
      <text:p text:style-name="P15">O banco de dados especificado na chave -d pode ser qualquer banco de dados existente no agrupamento; o pg_restore somente utiliza este banco de dados para emitir o comando CREATE DATABASE para meu_bd. Com a chave -C, os dados são sempre restaurados no banco de dados cujo nome aparece no arquivo de cópia de segurança.</text:p>
      <text:p text:style-name="P11"/>
      <text:p text:style-name="P18">Para recarregar a cópia de segurança em um banco de dados novo chamado bd_novo:</text:p>
      <text:p text:style-name="P20"><text:span text:style-name="User_20_Entry">createdb -U postgres -T template0 bd_novo</text:span></text:p>
      <text:p text:style-name="P10"><text:span text:style-name="User_20_Entry">pg_restore -U postgres -d bd_novo db.dump</text:span></text:p>
      <text:p text:style-name="P15">Deve ser observado que não foi utilizada a chave -C, e sim conectado diretamente ao banco de dados a ser restaurado. Também deve ser observado que o novo banco de dados foi clonado a partir de template0 e não de template1, para garantir que esteja inicialmente vazio.<text:line-break/></text:p>
      <text:p text:style-name="P4"><text:span text:style-name="Teletype"><text:span text:style-name="T7">pg_dumpall has lot of disadvantages compared to pg_dump -Fc, I don't see the point why one would want that. </text:span></text:span></text:p>
      <text:p text:style-name="P15"><text:span text:style-name="Teletype"><text:span text:style-name="T7">What I'd recommend is to use pg_dumpall -g and pg_dump -Fc on each DB. Then get a copy of rdiff-backup for windows to create nice incremental backups. Wrap those 3 things in a cmd script and use the task scheduler to run it in a given interval.</text:span></text:span><text:span text:style-name="T10"> </text:span></text:p>
      <text:p text:style-name="P12"><text:line-break/><text:span text:style-name="T11">Mais detalhes em: </text:span></text:p>
      <text:p text:style-name="P12"><text:a xlink:type="simple" xlink:href="http://www.postgresql.org/docs/8.3/interactive/backup.html" text:style-name="Internet_20_link" text:visited-style-name="Visited_20_Internet_20_Link"><text:span text:style-name="T11">http://www.postgresql.org/docs/8.3/interactive/backup.html</text:span></text:a></text:p>
      <text:p text:style-name="P12"><text:a xlink:type="simple" xlink:href="http://pgdocptbr.sourceforge.net/pg80/backup.html" text:style-name="Internet_20_link" text:visited-style-name="Visited_20_Internet_20_Link"><text:span text:style-name="T11">http://pgdocptbr.sourceforge.net/pg80/backup.html</text:span></text:a></text:p>
      <text:p text:style-name="P12"><text:line-break/>5.4) Backup Físico offline (sistema de arquivos)</text:p>
      <text:p text:style-name="P15"/>
      <text:p text:style-name="P15">Uma estratégia alternativa para fazer cópia de segurança, é copiar diretamente os arquivos que o PostgreSQL usa para armazenar os dados dos bancos de dados. </text:p>
      <text:p text:style-name="P15">Pode ser utilizada a forma preferida para fazer as cópias de segurança usuais dos arquivos do sistema como, por exemplo:</text:p>
      <text:p text:style-name="P10">tar -cf copia_de_seguranca.tar /usr/local/pgsql/data</text:p>
      <text:p text:style-name="P15">Entretanto, existem duas restrições que fazem com que este método seja impraticável ou, pelo menos, inferior ao pg_dump:</text:p>
      <text:list xml:id="list7569148335587964007" text:style-name="L1">
        <text:list-item>
          <text:p text:style-name="P23">O servidor de banco de dados <text:span text:style-name="T2">deve</text:span> estar parado para que se possa obter uma cópia de segurança utilizável. Meias medidas, como impedir todas as conexões, não funcionam (principalmente porque o tar, e as ferramentas semelhantes, não capturam um instantâneo atômico do estado do sistema de arquivos em um determinado ponto no tempo). As informações sobre como parar o servidor podem ser encontradas na <text:a xlink:type="simple" xlink:href="http://pgdocptbr.sourceforge.net/pg80/postmaster-shutdown.html" text:style-name="Internet_20_link" text:visited-style-name="Visited_20_Internet_20_Link">Seção 16.6</text:a>. É desnecessário dizer que também é necessário parar o servidor antes de restaurar os dados.</text:p>
        </text:list-item>
        <text:list-item>
          <text:p text:style-name="P23">Caso tenha se aprofundado nos detalhes da organização do sistema de arquivos do banco de dados, poderá estar tentado a fazer cópias de segurança ou restauração de apenas algumas determinadas tabelas ou bancos de dados a partir de seus respectivos arquivos ou diretórios. Isto <text:span text:style-name="T2">não</text:span> funciona, porque as informações contidas nestes arquivos possuem apenas meia verdade. A outra metade está nos arquivos de registro de efetivação <text:span text:style-name="Teletype">pg_clog/*</text:span>, que <text:soft-page-break/>contêm o status de efetivação de todas as transações. O arquivo da tabela somente possui utilidade com esta informação. É claro que também não é possível restaurar apenas uma tabela e seus dados associados em <text:span text:style-name="Teletype">pg_clog</text:span>, porque isto torna todas as outras tabelas do agrupamento de bancos de dados inúteis. Portanto, as cópias de segurança do sistema de arquivos somente funcionam para a restauração completa de todo o agrupamento de bancos de dados.</text:p>
        </text:list-item>
      </text:list>
      <text:p text:style-name="P15">Deve ser observado que a cópia de segurança do sistema de arquivos não será necessariamente menor que a do Método SQL-dump. Ao contrário, é mais provável que seja maior; por exemplo, o pg_dump não necessita fazer cópia de segurança dos índices, mas apenas dos comandos para recriá-los.</text:p>
      <text:p text:style-name="P15">Mais detalhes em: </text:p>
      <text:p text:style-name="P15"><text:a xlink:type="simple" xlink:href="http://pgdocptbr.sourceforge.net/pg80/backup-file.html" text:style-name="Internet_20_link" text:visited-style-name="Visited_20_Internet_20_Link">http://pgdocptbr.sourceforge.net/pg80/backup-file.html</text:a></text:p>
      <text:p text:style-name="P15"><text:a xlink:type="simple" xlink:href="http://www.postgresql.org/docs/8.3/interactive/backup-file.html" text:style-name="Internet_20_link" text:visited-style-name="Visited_20_Internet_20_Link">http://www.postgresql.org/docs/8.3/interactive/backup-file.html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, Arial" style:font-family-generic="moder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User_20_Entry" style:display-name="User Entry" style:family="text">
      <style:text-properties style:font-name="DejaVu Sans Mono" fo:font-family="'DejaVu Sans Mono', Arial" style:font-family-generic="modern" style:font-name-asian="DejaVu Sans Mono" style:font-family-asian="'DejaVu Sans Mono', Arial" style:font-family-generic-asian="modern" style:font-name-complex="DejaVu Sans Mono" style:font-family-complex="'DejaVu Sans Mono', Arial" style:font-family-generic-complex="modern"/>
    </style:style>
    <style:style style:name="Teletype" style:family="text">
      <style:text-properties style:font-name="DejaVu Sans Mono" fo:font-family="'DejaVu Sans Mono', Arial" style:font-family-generic="modern" style:font-name-asian="DejaVu Sans Mono" style:font-family-asian="'DejaVu Sans Mono', Arial" style:font-family-generic-asian="modern" style:font-name-complex="DejaVu Sans Mono" style:font-family-complex="'DejaVu Sans Mono', Arial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18:11.081904705</meta:creation-date>
    <dc:date>2017-06-15T16:49:42.018090064</dc:date>
    <meta:editing-duration>PT7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9" meta:paragraph-count="181" meta:word-count="2209" meta:character-count="13940" meta:non-whitespace-character-count="11842"/>
  </office:meta>
</office:document-meta>
</file>